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9.4cm" svg:height="8.6cm" svg:x="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0.9cm" svg:x="5.5cm" svg:y="6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1T20:45:12.715000000</meta:creation-date>
    <dc:date>2014-04-21T20:47:58.673000000</dc:date>
    <meta:editing-duration>P0D</meta:editing-duration>
    <meta:editing-cycles>1</meta:editing-cycles>
    <meta:document-statistic meta:object-count="2"/>
    <meta:generator>LibreOffice/4.1.3.2$Windows_x86 LibreOffice_project/70feb7d99726f064edab4605a8ab840c50ec57a</meta:generator>
  </office:meta>
</office:document-meta>
</file>